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Название <text:s/>технологии</text:p>
          </table:table-cell>
          <table:table-cell office:value-type="string">
            <text:p>Сколько раз она мне встретилась при поиске</text:p>
          </table:table-cell>
        </table:table-row>
        <table:table-row table:style-name="ro1">
          <table:table-cell office:value-type="string">
            <text:p>REST API</text:p>
          </table:table-cell>
          <table:table-cell table:formula="of:=1+1+1+1+1+1" office:value-type="float" office:value="6">
            <text:p>6</text:p>
          </table:table-cell>
        </table:table-row>
        <table:table-row table:style-name="ro1">
          <table:table-cell office:value-type="string">
            <text:p>TypeScript </text:p>
          </table:table-cell>
          <table:table-cell table:formula="of:=1+1+1" office:value-type="float" office:value="3">
            <text:p>3</text:p>
          </table:table-cell>
        </table:table-row>
        <table:table-row table:style-name="ro1">
          <table:table-cell office:value-type="string">
            <text:p>React.JS</text:p>
          </table:table-cell>
          <table:table-cell table:formula="of:=1+1+1+1+1+1" office:value-type="float" office:value="6">
            <text:p>6</text:p>
          </table:table-cell>
        </table:table-row>
        <table:table-row table:style-name="ro1">
          <table:table-cell office:value-type="string">
            <text:p>CRM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Vue</text:p>
          </table:table-cell>
          <table:table-cell table:formula="of:=1+1+1+1+1+1+1+1+1" office:value-type="float" office:value="9">
            <text:p>9</text:p>
          </table:table-cell>
        </table:table-row>
        <table:table-row table:style-name="ro1">
          <table:table-cell office:value-type="string">
            <text:p>Vuex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Vue Router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Promise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Gulp</text:p>
          </table:table-cell>
          <table:table-cell table:formula="of:=1+1+1+1" office:value-type="float" office:value="4">
            <text:p>4</text:p>
          </table:table-cell>
        </table:table-row>
        <table:table-row table:style-name="ro1">
          <table:table-cell office:value-type="string">
            <text:p>Rollup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GraphQL 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grpc 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WebSocket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CI CD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yarn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Joomla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wordpress</text:p>
          </table:table-cell>
          <table:table-cell table:formula="of:=1+1+1" office:value-type="float" office:value="3">
            <text:p>3</text:p>
          </table:table-cell>
        </table:table-row>
        <table:table-row table:style-name="ro1">
          <table:table-cell office:value-type="string">
            <text:p>bitrix (1С)</text:p>
          </table:table-cell>
          <table:table-cell table:formula="of:=1+1+1" office:value-type="float" office:value="3">
            <text:p>3</text:p>
          </table:table-cell>
        </table:table-row>
        <table:table-row table:style-name="ro1">
          <table:table-cell office:value-type="string">
            <text:p>ajax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tilda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JIRA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webpack</text:p>
          </table:table-cell>
          <table:table-cell table:formula="of:=1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01.12.2022</text:date>, <text:time>11:3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M45S</meta:editing-duration>
    <meta:editing-cycles>5</meta:editing-cycles>
    <meta:generator>OpenOffice/4.1.11$Win32 OpenOffice.org_project/4111m1$Build-9808</meta:generator>
    <dc:date>2022-12-01T11:38:13.25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